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2" style:family="graphic" style:parent-style-name="standard">
      <style:graphic-properties draw:textarea-horizontal-align="justify" draw:textarea-vertical-align="middle" draw:auto-grow-height="false" fo:min-height="0.528cm" fo:min-width="0.278cm"/>
    </style:style>
    <style:style style:name="gr3" style:family="graphic" style:parent-style-name="standard">
      <style:graphic-properties draw:textarea-horizontal-align="justify" draw:textarea-vertical-align="middle" draw:auto-grow-height="false" fo:min-height="0.528cm" fo:min-width="0.278cm" fo:wrap-option="no-wrap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.1cm" svg:height="1.1cm" svg:x="9.9cm" svg:y="18.4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3" draw:id="id13" draw:layer="layout" svg:width="1.1cm" svg:height="1.1cm" svg:x="7.7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1.1cm" svg:height="1.1cm" svg:x="3.3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1cm" svg:height="1.1cm" svg:x="16.4cm" svg:y="15.6cm">
          <text:p text:style-name="P1">-Z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1cm" svg:height="1.1cm" svg:x="14.6cm" svg:y="15.6cm">
          <text:p text:style-name="P1">Z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1cm" svg:height="1.1cm" svg:x="12.5cm" svg:y="15.6cm">
          <text:p text:style-name="P1">-Z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1cm" svg:height="1.1cm" svg:x="10.8cm" svg:y="15.6cm">
          <text:p text:style-name="P1">Z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1cm" svg:height="1.1cm" svg:x="8.6cm" svg:y="15.6cm">
          <text:p text:style-name="P1">-Z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xml:id="id6" draw:id="id6" draw:layer="layout" svg:width="1.1cm" svg:height="1.1cm" svg:x="6.8cm" svg:y="15.6cm">
          <text:p text:style-name="P1">Z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1cm" svg:height="1.1cm" svg:x="4.7cm" svg:y="15.6cm">
          <text:p text:style-name="P1"><text:span text:style-name="T1">-Z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1cm" svg:height="1.1cm" svg:x="2.9cm" svg:y="15.6cm">
          <text:p text:style-name="P2"><text:span text:style-name="T1">Z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1cm" svg:height="1.1cm" svg:x="13.7cm" svg:y="20.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1cm" svg:height="1.1cm" svg:x="6.3cm" svg:y="20.5cm">
          <text:p text:style-name="P1">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85cm" svg:y1="20.5cm" svg:x2="10.45cm" svg:y2="19.5cm" draw:start-shape="id1" draw:start-glue-point="4" draw:end-shape="id2" draw:end-glue-point="8" svg:d="M6850 20500l3600-1000" svg:viewBox="0 0 3601 1001">
          <text:p/>
        </draw:connector>
        <draw:connector draw:style-name="gr4" draw:text-style-name="P3" draw:layer="layout" draw:type="line" svg:x1="10.45cm" svg:y1="19.5cm" svg:x2="14.25cm" svg:y2="20.5cm" draw:start-shape="id2" draw:start-glue-point="8" draw:end-shape="id3" draw:end-glue-point="4" svg:d="M10450 19500l3800 1000" svg:viewBox="0 0 3801 1001">
          <text:p/>
        </draw:connector>
        <draw:connector draw:style-name="gr4" draw:text-style-name="P3" draw:layer="layout" draw:type="line" svg:x1="10.45cm" svg:y1="18.4cm" svg:x2="3.45cm" svg:y2="16.7cm" draw:start-shape="id2" draw:start-glue-point="4" draw:end-shape="id4" draw:end-glue-point="8" svg:d="M10450 18400l-7000-1700" svg:viewBox="0 0 7001 1701">
          <text:p/>
        </draw:connector>
        <draw:connector draw:style-name="gr4" draw:text-style-name="P3" draw:layer="layout" draw:type="line" svg:x1="10.45cm" svg:y1="18.4cm" svg:x2="5.25cm" svg:y2="16.7cm" draw:start-shape="id2" draw:start-glue-point="4" draw:end-shape="id5" draw:end-glue-point="8" svg:d="M10450 18400l-5200-1700" svg:viewBox="0 0 5201 1701">
          <text:p/>
        </draw:connector>
        <draw:connector draw:style-name="gr4" draw:text-style-name="P3" draw:layer="layout" draw:type="line" svg:x1="10.45cm" svg:y1="18.4cm" svg:x2="7.35cm" svg:y2="16.7cm" draw:start-shape="id2" draw:start-glue-point="4" draw:end-shape="id6" draw:end-glue-point="8" svg:d="M10450 18400l-3100-1700" svg:viewBox="0 0 3101 1701">
          <text:p/>
        </draw:connector>
        <draw:connector draw:style-name="gr4" draw:text-style-name="P3" draw:layer="layout" draw:type="line" svg:x1="10.45cm" svg:y1="18.4cm" svg:x2="9.15cm" svg:y2="16.7cm" draw:start-shape="id2" draw:start-glue-point="4" draw:end-shape="id7" draw:end-glue-point="8" svg:d="M10450 18400l-1300-1700" svg:viewBox="0 0 1301 1701">
          <text:p/>
        </draw:connector>
        <draw:connector draw:style-name="gr4" draw:text-style-name="P3" draw:layer="layout" draw:type="line" svg:x1="10.45cm" svg:y1="18.4cm" svg:x2="11.35cm" svg:y2="16.7cm" draw:start-shape="id2" draw:start-glue-point="4" draw:end-shape="id8" draw:end-glue-point="8" svg:d="M10450 18400l900-1700" svg:viewBox="0 0 901 1701">
          <text:p/>
        </draw:connector>
        <draw:connector draw:style-name="gr4" draw:text-style-name="P3" draw:layer="layout" draw:type="line" svg:x1="10.45cm" svg:y1="18.4cm" svg:x2="13.05cm" svg:y2="16.7cm" draw:start-shape="id2" draw:start-glue-point="4" draw:end-shape="id9" draw:end-glue-point="8" svg:d="M10450 18400l2600-1700" svg:viewBox="0 0 2601 1701">
          <text:p/>
        </draw:connector>
        <draw:connector draw:style-name="gr4" draw:text-style-name="P3" draw:layer="layout" draw:type="line" svg:x1="10.45cm" svg:y1="18.4cm" svg:x2="15.15cm" svg:y2="16.7cm" draw:start-shape="id2" draw:start-glue-point="4" draw:end-shape="id10" draw:end-glue-point="8" svg:d="M10450 18400l4700-1700" svg:viewBox="0 0 4701 1701">
          <text:p/>
        </draw:connector>
        <draw:connector draw:style-name="gr4" draw:text-style-name="P3" draw:layer="layout" draw:type="line" svg:x1="10.45cm" svg:y1="18.4cm" svg:x2="16.95cm" svg:y2="16.7cm" draw:start-shape="id2" draw:start-glue-point="4" draw:end-shape="id11" draw:end-glue-point="8" svg:d="M10450 18400l6500-1700" svg:viewBox="0 0 6501 1701">
          <text:p/>
        </draw:connector>
        <draw:connector draw:style-name="gr4" draw:text-style-name="P3" draw:layer="layout" draw:type="line" svg:x1="7.4cm" svg:y1="21.05cm" svg:x2="13.7cm" svg:y2="21.05cm" draw:start-shape="id1" draw:start-glue-point="10" draw:end-shape="id3" draw:end-glue-point="6" svg:d="M7400 21050h6300" svg:viewBox="0 0 6301 1">
          <text:p/>
        </draw:connector>
        <draw:custom-shape draw:style-name="gr2" draw:text-style-name="P1" xml:id="id14" draw:id="id14" draw:layer="layout" svg:width="1.1cm" svg:height="1.1cm" svg:x="11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1.1cm" svg:height="1.1cm" svg:x="16.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45cm" svg:y1="15.6cm" svg:x2="3.85cm" svg:y2="12.5cm" draw:start-shape="id4" draw:start-glue-point="4" draw:end-shape="id12" draw:end-glue-point="8" svg:d="M3450 15600l400-3100" svg:viewBox="0 0 401 3101">
          <text:p/>
        </draw:connector>
        <draw:connector draw:style-name="gr4" draw:text-style-name="P3" draw:layer="layout" draw:type="line" svg:x1="9.15cm" svg:y1="15.6cm" svg:x2="8.25cm" svg:y2="12.5cm" draw:start-shape="id7" draw:start-glue-point="4" draw:end-shape="id13" draw:end-glue-point="8" svg:d="M9150 15600l-900-3100" svg:viewBox="0 0 901 3101">
          <text:p/>
        </draw:connector>
        <draw:connector draw:style-name="gr4" draw:text-style-name="P3" draw:layer="layout" draw:type="line" svg:x1="5.25cm" svg:y1="15.6cm" svg:x2="12.15cm" svg:y2="12.5cm" draw:start-shape="id5" draw:start-glue-point="4" draw:end-shape="id14" draw:end-glue-point="8" svg:d="M5250 15600l6900-3100" svg:viewBox="0 0 6901 3101">
          <text:p/>
        </draw:connector>
        <draw:connector draw:style-name="gr4" draw:text-style-name="P3" draw:layer="layout" draw:type="line" svg:x1="7.35cm" svg:y1="15.6cm" svg:x2="16.65cm" svg:y2="12.5cm" draw:start-shape="id6" draw:start-glue-point="4" draw:end-shape="id15" draw:end-glue-point="8" svg:d="M7350 15600l9300-3100" svg:viewBox="0 0 9301 3101">
          <text:p/>
        </draw:connector>
        <draw:custom-shape draw:style-name="gr2" draw:text-style-name="P1" xml:id="id16" draw:id="id16" draw:layer="layout" svg:width="1.1cm" svg:height="1.1cm" svg:x="5.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7" draw:id="id17" draw:layer="layout" svg:width="1.1cm" svg:height="1.1cm" svg:x="14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3.85cm" svg:y1="11.4cm" svg:x2="6.15cm" svg:y2="10.2cm" draw:start-shape="id12" draw:start-glue-point="4" draw:end-shape="id16" draw:end-glue-point="8" svg:d="M3850 11400l2300-1200" svg:viewBox="0 0 2301 1201">
          <text:p/>
        </draw:connector>
        <draw:connector draw:style-name="gr4" draw:text-style-name="P3" draw:layer="layout" draw:type="line" svg:x1="6.15cm" svg:y1="10.2cm" svg:x2="8.25cm" svg:y2="11.4cm" draw:start-shape="id16" draw:start-glue-point="8" draw:end-shape="id13" draw:end-glue-point="4" svg:d="M6150 10200l2100 1200" svg:viewBox="0 0 2101 1201">
          <text:p/>
        </draw:connector>
        <draw:connector draw:style-name="gr4" draw:text-style-name="P3" draw:layer="layout" draw:type="line" svg:x1="12.15cm" svg:y1="11.4cm" svg:x2="14.55cm" svg:y2="10cm" draw:start-shape="id14" draw:start-glue-point="4" draw:end-shape="id17" draw:end-glue-point="8" svg:d="M12150 11400l2400-1400" svg:viewBox="0 0 2401 1401">
          <text:p/>
        </draw:connector>
        <draw:connector draw:style-name="gr4" draw:text-style-name="P3" draw:layer="layout" draw:type="line" svg:x1="14.55cm" svg:y1="10cm" svg:x2="16.65cm" svg:y2="11.4cm" draw:start-shape="id17" draw:start-glue-point="8" draw:end-shape="id15" draw:end-glue-point="4" svg:d="M14550 10000l2100 1400" svg:viewBox="0 0 2101 1401">
          <text:p/>
        </draw:connector>
        <draw:custom-shape draw:style-name="gr2" draw:text-style-name="P1" xml:id="id18" draw:id="id18" draw:layer="layout" svg:width="1.1cm" svg:height="1.1cm" svg:x="5.5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1.1cm" svg:height="1.1cm" svg:x="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1.1cm" svg:height="1.1cm" svg:x="1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1" draw:id="id21" draw:layer="layout" svg:width="1.1cm" svg:height="1.1cm" svg:x="16.4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6.05cm" svg:y1="7.4cm" svg:x2="6.15cm" svg:y2="9.1cm" draw:start-shape="id18" draw:start-glue-point="8" draw:end-shape="id16" draw:end-glue-point="4" svg:d="M6050 7400l100 1700" svg:viewBox="0 0 101 1701">
          <text:p/>
        </draw:connector>
        <draw:connector draw:style-name="gr4" draw:text-style-name="P3" draw:layer="layout" draw:type="line" svg:x1="14.55cm" svg:y1="7.4cm" svg:x2="14.55cm" svg:y2="8.9cm" draw:start-shape="id19" draw:start-glue-point="8" draw:end-shape="id17" draw:end-glue-point="4" svg:d="M14550 7400v1500" svg:viewBox="0 0 1 1501">
          <text:p/>
        </draw:connector>
        <draw:connector draw:style-name="gr4" draw:text-style-name="P3" draw:layer="layout" draw:type="line" svg:x1="13.05cm" svg:y1="15.6cm" svg:x2="8.55cm" svg:y2="7.4cm" draw:start-shape="id9" draw:start-glue-point="4" draw:end-shape="id20" draw:end-glue-point="8" svg:d="M13050 15600l-4500-8200" svg:viewBox="0 0 4501 8201">
          <text:p/>
        </draw:connector>
        <draw:connector draw:style-name="gr4" draw:text-style-name="P3" draw:layer="layout" draw:type="line" svg:x1="15.15cm" svg:y1="15.6cm" svg:x2="16.95cm" svg:y2="7.4cm" draw:start-shape="id10" draw:start-glue-point="4" draw:end-shape="id21" draw:end-glue-point="8" svg:d="M15150 15600l1800-8200" svg:viewBox="0 0 1801 8201">
          <text:p/>
        </draw:connector>
        <draw:connector draw:style-name="gr4" draw:text-style-name="P3" draw:layer="layout" draw:type="line" svg:x1="4cm" svg:y1="16.15cm" svg:x2="4.7cm" svg:y2="16.15cm" draw:start-shape="id4" draw:start-glue-point="10" draw:end-shape="id5" draw:end-glue-point="6" svg:d="M4000 16150h700" svg:viewBox="0 0 701 1">
          <text:p/>
        </draw:connector>
        <draw:connector draw:style-name="gr4" draw:text-style-name="P3" draw:layer="layout" draw:type="line" svg:x1="7.9cm" svg:y1="16.15cm" svg:x2="8.6cm" svg:y2="16.15cm" draw:start-shape="id6" draw:start-glue-point="10" draw:end-shape="id7" draw:end-glue-point="6" svg:d="M7900 16150h700" svg:viewBox="0 0 701 1">
          <text:p/>
        </draw:connector>
        <draw:connector draw:style-name="gr4" draw:text-style-name="P3" draw:layer="layout" draw:type="line" svg:x1="11.9cm" svg:y1="16.15cm" svg:x2="12.5cm" svg:y2="16.15cm" draw:start-shape="id8" draw:start-glue-point="10" draw:end-shape="id9" draw:end-glue-point="6" svg:d="M11900 16150h600" svg:viewBox="0 0 601 1">
          <text:p/>
        </draw:connector>
        <draw:connector draw:style-name="gr4" draw:text-style-name="P3" draw:layer="layout" draw:type="line" svg:x1="15.7cm" svg:y1="16.15cm" svg:x2="16.4cm" svg:y2="16.15cm" draw:start-shape="id10" draw:start-glue-point="10" draw:end-shape="id11" draw:end-glue-point="6" svg:d="M15700 16150h700" svg:viewBox="0 0 701 1">
          <text:p/>
        </draw:connector>
        <draw:connector draw:style-name="gr4" draw:text-style-name="P3" draw:layer="layout" draw:type="curve" draw:line-skew="0cm -5.902cm" svg:x1="6.05cm" svg:y1="6.3cm" svg:x2="6.85cm" svg:y2="21.6cm" draw:start-shape="id18" draw:start-glue-point="4" draw:end-shape="id1" draw:end-glue-point="8" svg:d="M6050 6300c0-751-4050-501-4050 7650 0 8152 4850 8403 4850 7650" svg:viewBox="0 0 4851 15856">
          <text:p/>
        </draw:connector>
        <draw:connector draw:style-name="gr4" draw:text-style-name="P3" draw:layer="layout" draw:type="curve" draw:line-skew="-1.274cm -8.402cm 0.273cm" svg:x1="8.55cm" svg:y1="6.3cm" svg:x2="6.85cm" svg:y2="21.6cm" draw:start-shape="id20" draw:start-glue-point="4" draw:end-shape="id1" draw:end-glue-point="8" svg:d="M8550 6300c0-2662-7350-1775-7350 7150s5650 9312 5650 8150" svg:viewBox="0 0 7351 17092">
          <text:p/>
        </draw:connector>
        <draw:connector draw:style-name="gr4" draw:text-style-name="P3" draw:layer="layout" draw:type="curve" draw:line-skew="-1.655cm 9.099cm 2.573cm" svg:x1="14.55cm" svg:y1="6.3cm" svg:x2="6.85cm" svg:y2="21.6cm" draw:start-shape="id19" draw:start-glue-point="4" draw:end-shape="id1" draw:end-glue-point="8" svg:d="M14550 6300c0-3234 5250-2156 5250 8109 0 10266-12950 11803-12950 7191" svg:viewBox="0 0 12951 19393">
          <text:p/>
        </draw:connector>
        <draw:connector draw:style-name="gr4" draw:text-style-name="P3" draw:layer="layout" draw:type="curve" draw:line-skew="0cm 7.099cm 1.473cm" svg:x1="16.95cm" svg:y1="6.3cm" svg:x2="6.85cm" svg:y2="21.6cm" draw:start-shape="id21" draw:start-glue-point="4" draw:end-shape="id1" draw:end-glue-point="8" svg:d="M16950 6300c0-751 2050-501 2050 8387s-12150 9875-12150 6913" svg:viewBox="0 0 12151 17072">
          <text:p/>
        </draw:connector>
        <draw:connector draw:style-name="gr4" draw:text-style-name="P3" draw:layer="layout" draw:type="line" svg:x1="6.6cm" svg:y1="6.85cm" svg:x2="8cm" svg:y2="6.85cm" draw:start-shape="id18" draw:start-glue-point="10" draw:end-shape="id20" draw:end-glue-point="6" svg:d="M6600 6850h1400" svg:viewBox="0 0 1401 1">
          <text:p/>
        </draw:connector>
        <draw:connector draw:style-name="gr4" draw:text-style-name="P3" draw:layer="layout" draw:type="line" svg:x1="15.1cm" svg:y1="6.85cm" svg:x2="16.4cm" svg:y2="6.85cm" draw:start-shape="id19" draw:start-glue-point="10" draw:end-shape="id21" draw:end-glue-point="6" svg:d="M15100 6850h1300" svg:viewBox="0 0 1301 1">
          <text:p/>
        </draw:connector>
        <draw:connector draw:style-name="gr4" draw:text-style-name="P3" draw:layer="layout" draw:type="line" svg:x1="4.4cm" svg:y1="11.95cm" svg:x2="7.7cm" svg:y2="11.95cm" draw:start-shape="id12" draw:start-glue-point="10" draw:end-shape="id13" draw:end-glue-point="6" svg:d="M4400 11950h3300" svg:viewBox="0 0 3301 1">
          <text:p/>
        </draw:connector>
        <draw:connector draw:style-name="gr4" draw:text-style-name="P3" draw:layer="layout" draw:type="line" svg:x1="12.7cm" svg:y1="11.95cm" svg:x2="16.1cm" svg:y2="11.95cm" draw:start-shape="id14" draw:start-glue-point="10" draw:end-shape="id15" draw:end-glue-point="6" svg:d="M12700 11950h3400" svg:viewBox="0 0 3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7T15:27:21.742326843</meta:creation-date>
    <dc:date>2019-10-07T15:58:26.672395246</dc:date>
    <meta:editing-duration>PT9M50S</meta:editing-duration>
    <meta:editing-cycles>1</meta:editing-cycles>
    <meta:document-statistic meta:object-count="56"/>
    <meta:generator>LibreOffice/6.0.7.3$Linux_X86_64 LibreOffice_project/00m0$Build-3</meta:generator>
  </office:meta>
</office:document-meta>
</file>